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9">
            <calcext:condition calcext:apply-style-name="Error" calcext:value="duplicate" calcext:base-cell-address="list.B3"/>
          </calcext:conditional-format>
          <calcext:conditional-format calcext:target-range-address="list.C3:list.C309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/>
          <table:table-cell table:style-name="ce157" office:value-type="string" calcext:value-type="string">
            <text:p>경남 김해시 관동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/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/>
          <table:table-cell table:style-name="ce160" office:value-type="string" calcext:value-type="string">
            <text:p>서울 구로구 디지털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/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3" table:on-update-keep-styles="true" table:on-update-keep-size="false"/>
        <table:database-range table:name="developer_table" table:target-range-address="developer.A2:developer.I1073" table:on-update-keep-styles="true" table:on-update-keep-size="false"/>
        <table:database-range table:name="game_table" table:target-range-address="list.B288:list.C289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 style:data-style-name="N2" text:time-value="08:28:41.5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7T08:34:34.434000000</dc:date>
    <meta:editing-duration>P2DT11H15M15S</meta:editing-duration>
    <meta:editing-cycles>977</meta:editing-cycles>
    <meta:document-statistic meta:table-count="4" meta:cell-count="323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